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8414a" officeooo:paragraph-rsid="000e6680"/>
    </style:style>
    <style:style style:name="P3" style:family="paragraph" style:parent-style-name="Standard">
      <style:paragraph-properties fo:text-align="center" style:justify-single-word="false"/>
      <style:text-properties officeooo:rsid="0009db59" officeooo:paragraph-rsid="0009db59"/>
    </style:style>
    <style:style style:name="P4" style:family="paragraph" style:parent-style-name="Standard">
      <style:text-properties officeooo:rsid="00194745" officeooo:paragraph-rsid="00194745"/>
    </style:style>
    <style:style style:name="P5" style:family="paragraph" style:parent-style-name="Standard">
      <style:text-properties officeooo:rsid="00194745" officeooo:paragraph-rsid="004b0d4c"/>
    </style:style>
    <style:style style:name="P6" style:family="paragraph" style:parent-style-name="Standard">
      <style:text-properties officeooo:rsid="00194745" officeooo:paragraph-rsid="005b0e32"/>
    </style:style>
    <style:style style:name="P7" style:family="paragraph" style:parent-style-name="Standard">
      <style:text-properties officeooo:rsid="00194745" officeooo:paragraph-rsid="005cd75a"/>
    </style:style>
    <style:style style:name="P8" style:family="paragraph" style:parent-style-name="Standard">
      <style:text-properties officeooo:rsid="00194745" officeooo:paragraph-rsid="0063e788"/>
    </style:style>
    <style:style style:name="P9" style:family="paragraph" style:parent-style-name="Standard">
      <style:text-properties officeooo:rsid="00194745" officeooo:paragraph-rsid="007285a1"/>
    </style:style>
    <style:style style:name="P10" style:family="paragraph" style:parent-style-name="Standard">
      <style:text-properties officeooo:rsid="00194745" officeooo:paragraph-rsid="007c165e"/>
    </style:style>
    <style:style style:name="P11" style:family="paragraph" style:parent-style-name="Standard">
      <style:text-properties officeooo:rsid="00194745" officeooo:paragraph-rsid="008091ec"/>
    </style:style>
    <style:style style:name="P12" style:family="paragraph" style:parent-style-name="Standard">
      <style:text-properties officeooo:rsid="00194745" officeooo:paragraph-rsid="00810af0"/>
    </style:style>
    <style:style style:name="P13" style:family="paragraph" style:parent-style-name="Standard">
      <style:text-properties officeooo:rsid="00194745" officeooo:paragraph-rsid="00843b05"/>
    </style:style>
    <style:style style:name="P14" style:family="paragraph" style:parent-style-name="Standard">
      <style:text-properties officeooo:rsid="00194745" officeooo:paragraph-rsid="008cae78"/>
    </style:style>
    <style:style style:name="P15" style:family="paragraph" style:parent-style-name="Standard">
      <style:text-properties officeooo:rsid="00194745" officeooo:paragraph-rsid="00a1abd2"/>
    </style:style>
    <style:style style:name="P16" style:family="paragraph" style:parent-style-name="Standard">
      <style:text-properties officeooo:rsid="00194745" officeooo:paragraph-rsid="00a43319"/>
    </style:style>
    <style:style style:name="P17" style:family="paragraph" style:parent-style-name="Standard">
      <style:text-properties officeooo:rsid="00194745" officeooo:paragraph-rsid="00abee82"/>
    </style:style>
    <style:style style:name="P18" style:family="paragraph" style:parent-style-name="Standard">
      <style:text-properties officeooo:rsid="00194745" officeooo:paragraph-rsid="00b0ac33"/>
    </style:style>
    <style:style style:name="P19" style:family="paragraph" style:parent-style-name="Standard">
      <style:text-properties officeooo:rsid="00194745" officeooo:paragraph-rsid="00b15095"/>
    </style:style>
    <style:style style:name="P20" style:family="paragraph" style:parent-style-name="Standard">
      <style:text-properties officeooo:rsid="001a7642" officeooo:paragraph-rsid="001a7642"/>
    </style:style>
    <style:style style:name="P21" style:family="paragraph" style:parent-style-name="Standard">
      <style:text-properties officeooo:rsid="001b46cb" officeooo:paragraph-rsid="001b46cb"/>
    </style:style>
    <style:style style:name="P22" style:family="paragraph" style:parent-style-name="Standard">
      <style:text-properties officeooo:rsid="001b46cb" officeooo:paragraph-rsid="001c85aa"/>
    </style:style>
    <style:style style:name="P23" style:family="paragraph" style:parent-style-name="Standard">
      <style:text-properties officeooo:rsid="001b46cb" officeooo:paragraph-rsid="001d1df6"/>
    </style:style>
    <style:style style:name="P24" style:family="paragraph" style:parent-style-name="Standard">
      <style:text-properties officeooo:rsid="001c85aa" officeooo:paragraph-rsid="001c85aa"/>
    </style:style>
    <style:style style:name="P25" style:family="paragraph" style:parent-style-name="Standard">
      <style:text-properties officeooo:rsid="001d1df6" officeooo:paragraph-rsid="001d1df6"/>
    </style:style>
    <style:style style:name="P26" style:family="paragraph" style:parent-style-name="Standard">
      <style:text-properties officeooo:rsid="0023f7fb" officeooo:paragraph-rsid="0023f7fb"/>
    </style:style>
    <style:style style:name="P27" style:family="paragraph" style:parent-style-name="Standard">
      <style:text-properties officeooo:rsid="0039c708" officeooo:paragraph-rsid="0039c708"/>
    </style:style>
    <style:style style:name="P28" style:family="paragraph" style:parent-style-name="Standard">
      <style:text-properties officeooo:rsid="003bd058" officeooo:paragraph-rsid="001a7642"/>
    </style:style>
    <style:style style:name="P29" style:family="paragraph" style:parent-style-name="Standard">
      <style:text-properties fo:font-weight="bold" officeooo:rsid="00682875" officeooo:paragraph-rsid="00682875" style:font-weight-asian="bold" style:font-weight-complex="bold"/>
    </style:style>
    <style:style style:name="P30" style:family="paragraph" style:parent-style-name="Standard">
      <style:text-properties fo:font-weight="bold" officeooo:rsid="005cd75a" officeooo:paragraph-rsid="0068b4a3" style:font-weight-asian="bold" style:font-weight-complex="bold"/>
    </style:style>
    <style:style style:name="P31" style:family="paragraph" style:parent-style-name="Standard">
      <style:text-properties fo:font-weight="bold" officeooo:rsid="00194745" officeooo:paragraph-rsid="0063e788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6pt" officeooo:rsid="0009db59" officeooo:paragraph-rsid="0009db59" style:font-size-asian="16pt" style:font-size-complex="16pt"/>
    </style:style>
    <style:style style:name="P33" style:family="paragraph" style:parent-style-name="Standard">
      <style:text-properties fo:font-size="11pt" officeooo:rsid="001a7642" officeooo:paragraph-rsid="001a7642" style:font-size-asian="11pt" style:font-size-complex="11pt"/>
    </style:style>
    <style:style style:name="P34" style:family="paragraph" style:parent-style-name="Standard">
      <style:text-properties fo:font-size="11pt" officeooo:rsid="001a7642" officeooo:paragraph-rsid="001b87a7" style:font-size-asian="11pt" style:font-size-complex="11pt"/>
    </style:style>
    <style:style style:name="P35" style:family="paragraph" style:parent-style-name="Standard">
      <style:text-properties fo:font-size="11pt" fo:font-weight="bold" officeooo:rsid="001a7642" officeooo:paragraph-rsid="001a7642" style:font-size-asian="11pt" style:font-weight-asian="bold" style:font-size-complex="11pt" style:font-weight-complex="bold"/>
    </style:style>
    <style:style style:name="P36" style:family="paragraph" style:parent-style-name="Standard">
      <style:text-properties officeooo:rsid="005b0e32" officeooo:paragraph-rsid="0023f7fb"/>
    </style:style>
    <style:style style:name="P37" style:family="paragraph" style:parent-style-name="Standard">
      <style:text-properties officeooo:rsid="005cd75a" officeooo:paragraph-rsid="005cd75a"/>
    </style:style>
    <style:style style:name="P38" style:family="paragraph" style:parent-style-name="Standard">
      <style:text-properties officeooo:rsid="005cd75a" officeooo:paragraph-rsid="00abee82"/>
    </style:style>
    <style:style style:name="P39" style:family="paragraph" style:parent-style-name="Standard">
      <style:text-properties officeooo:rsid="009b5783" officeooo:paragraph-rsid="009b5783"/>
    </style:style>
    <style:style style:name="P40" style:family="paragraph" style:parent-style-name="Standard">
      <style:text-properties officeooo:rsid="00a3a208" officeooo:paragraph-rsid="00a43319"/>
    </style:style>
    <style:style style:name="P41" style:family="paragraph" style:parent-style-name="Standard">
      <style:text-properties officeooo:rsid="00a3a208" officeooo:paragraph-rsid="00b7d473"/>
    </style:style>
    <style:style style:name="P42" style:family="paragraph" style:parent-style-name="Frame_20_contents">
      <style:text-properties officeooo:rsid="00194745" officeooo:paragraph-rsid="00194745"/>
    </style:style>
    <style:style style:name="P43" style:family="paragraph" style:parent-style-name="Frame_20_contents">
      <style:text-properties fo:font-size="11pt" style:font-size-asian="11pt" style:font-size-complex="11pt"/>
    </style:style>
    <style:style style:name="P44" style:family="paragraph" style:parent-style-name="Frame_20_contents">
      <style:text-properties fo:font-size="11pt" officeooo:rsid="00114f80" officeooo:paragraph-rsid="00485f2b" style:font-size-asian="11pt" style:font-size-complex="11pt"/>
    </style:style>
    <style:style style:name="P45" style:family="paragraph" style:parent-style-name="Frame_20_contents">
      <style:text-properties fo:font-size="11pt" officeooo:rsid="00114f80" officeooo:paragraph-rsid="000e6680" style:font-size-asian="11pt" style:font-size-complex="11pt"/>
    </style:style>
    <style:style style:name="P46" style:family="paragraph" style:parent-style-name="Frame_20_contents">
      <style:text-properties fo:font-size="11pt" officeooo:rsid="00114f80" officeooo:paragraph-rsid="00114f80" style:font-size-asian="11pt" style:font-size-complex="11pt"/>
    </style:style>
    <style:style style:name="P47" style:family="paragraph" style:parent-style-name="Frame_20_contents">
      <style:text-properties fo:font-size="11pt" officeooo:paragraph-rsid="00377b1c" style:font-size-asian="11pt" style:font-size-complex="11pt"/>
    </style:style>
    <style:style style:name="P48" style:family="paragraph" style:parent-style-name="Frame_20_contents">
      <style:text-properties fo:font-size="11pt" officeooo:paragraph-rsid="0048f538" style:font-size-asian="11pt" style:font-size-complex="11pt"/>
    </style:style>
    <style:style style:name="P49" style:family="paragraph" style:parent-style-name="Frame_20_contents">
      <style:text-properties fo:font-size="11pt" officeooo:paragraph-rsid="0038df76" style:font-size-asian="11pt" style:font-size-complex="11pt"/>
    </style:style>
    <style:style style:name="P50" style:family="paragraph" style:parent-style-name="Frame_20_contents">
      <style:text-properties fo:font-size="11pt" officeooo:rsid="000e6680" officeooo:paragraph-rsid="000e6680" style:font-size-asian="11pt" style:font-size-complex="11pt"/>
    </style:style>
    <style:style style:name="P51" style:family="paragraph" style:parent-style-name="Frame_20_contents">
      <style:text-properties fo:font-size="11pt" officeooo:rsid="000e6680" officeooo:paragraph-rsid="00114f80" style:font-size-asian="11pt" style:font-size-complex="11pt"/>
    </style:style>
    <style:style style:name="P52" style:family="paragraph" style:parent-style-name="Frame_20_contents">
      <style:text-properties fo:font-size="11pt" officeooo:rsid="000e6680" officeooo:paragraph-rsid="00502e7c" style:font-size-asian="11pt" style:font-size-complex="11pt"/>
    </style:style>
    <style:style style:name="P53" style:family="paragraph" style:parent-style-name="Frame_20_contents">
      <style:text-properties fo:font-size="11pt" officeooo:paragraph-rsid="00117812" style:font-size-asian="11pt" style:font-size-complex="11pt"/>
    </style:style>
    <style:style style:name="P54" style:family="paragraph" style:parent-style-name="Standard">
      <style:paragraph-properties fo:break-before="page"/>
      <style:text-properties fo:font-size="16pt" officeooo:rsid="0023f7fb" officeooo:paragraph-rsid="0023f7fb" style:font-size-asian="16pt" style:font-size-complex="16pt"/>
    </style:style>
    <style:style style:name="P55" style:family="paragraph" style:parent-style-name="Standard">
      <style:paragraph-properties fo:break-before="page"/>
      <style:text-properties officeooo:rsid="000d31d5" officeooo:paragraph-rsid="00194745"/>
    </style:style>
    <style:style style:name="P56" style:family="paragraph" style:parent-style-name="Standard" style:list-style-name="L1">
      <style:text-properties fo:font-size="11pt" officeooo:rsid="000bbd15" officeooo:paragraph-rsid="000bbd15" style:font-size-asian="11pt" style:font-size-complex="11pt"/>
    </style:style>
    <style:style style:name="P57" style:family="paragraph" style:parent-style-name="Standard" style:list-style-name="L1">
      <style:text-properties fo:font-size="11pt" officeooo:rsid="0009db59" officeooo:paragraph-rsid="0009db59" style:font-size-asian="11pt" style:font-size-complex="11pt"/>
    </style:style>
    <style:style style:name="P58" style:family="paragraph" style:parent-style-name="Standard" style:list-style-name="L1">
      <style:text-properties fo:font-size="11pt" officeooo:rsid="0009db59" officeooo:paragraph-rsid="00bd7e48" style:font-size-asian="11pt" style:font-size-complex="11pt"/>
    </style:style>
    <style:style style:name="P59" style:family="paragraph" style:parent-style-name="Standard">
      <style:text-properties fo:font-weight="normal" officeooo:rsid="00682875" officeooo:paragraph-rsid="00682875" style:font-weight-asian="normal" style:font-weight-complex="normal"/>
    </style:style>
    <style:style style:name="P60" style:family="paragraph" style:parent-style-name="Standard">
      <style:text-properties fo:font-weight="normal" officeooo:rsid="007bb376" officeooo:paragraph-rsid="007285a1" style:font-weight-asian="normal" style:font-weight-complex="normal"/>
    </style:style>
    <style:style style:name="P61" style:family="paragraph" style:parent-style-name="Standard">
      <style:text-properties fo:font-weight="normal" officeooo:rsid="007c165e" officeooo:paragraph-rsid="007c165e" style:font-weight-asian="normal" style:font-weight-complex="normal"/>
    </style:style>
    <style:style style:name="P62" style:family="paragraph" style:parent-style-name="Standard">
      <style:text-properties fo:font-weight="normal" officeooo:rsid="005cd75a" officeooo:paragraph-rsid="005cd75a" style:font-weight-asian="normal" style:font-weight-complex="normal"/>
    </style:style>
    <style:style style:name="P63" style:family="paragraph" style:parent-style-name="Standard">
      <style:text-properties fo:font-weight="normal" officeooo:rsid="005cd75a" officeooo:paragraph-rsid="00d5ae86" style:font-weight-asian="normal" style:font-weight-complex="normal"/>
    </style:style>
    <style:style style:name="P64" style:family="paragraph" style:parent-style-name="Standard">
      <style:text-properties fo:font-weight="normal" officeooo:rsid="008091ec" officeooo:paragraph-rsid="00843b05" style:font-weight-asian="normal" style:font-weight-complex="normal"/>
    </style:style>
    <style:style style:name="P65" style:family="paragraph" style:parent-style-name="Standard">
      <style:text-properties fo:font-weight="normal" officeooo:rsid="008091ec" officeooo:paragraph-rsid="00abee82" style:font-weight-asian="normal" style:font-weight-complex="normal"/>
    </style:style>
    <style:style style:name="P66" style:family="paragraph" style:parent-style-name="Standard">
      <style:text-properties fo:font-weight="normal" officeooo:rsid="00b4fe10" officeooo:paragraph-rsid="00b7d473" style:font-weight-asian="normal" style:font-weight-complex="normal"/>
    </style:style>
    <style:style style:name="P67" style:family="paragraph" style:parent-style-name="Standard">
      <style:text-properties fo:font-weight="normal" officeooo:rsid="00a3a208" officeooo:paragraph-rsid="00d5ae86" style:font-weight-asian="normal" style:font-weight-complex="normal"/>
    </style:style>
    <style:style style:name="P68" style:family="paragraph" style:parent-style-name="Standard">
      <style:text-properties fo:font-weight="bold" officeooo:rsid="00194745" officeooo:paragraph-rsid="004b0d4c" style:font-weight-asian="bold" style:font-weight-complex="bold"/>
    </style:style>
    <style:style style:name="P69" style:family="paragraph" style:parent-style-name="Standard">
      <style:text-properties officeooo:rsid="00194745" officeooo:paragraph-rsid="00d5ae86"/>
    </style:style>
    <style:style style:name="P70" style:family="paragraph" style:parent-style-name="Standard">
      <style:text-properties officeooo:rsid="005cd75a" officeooo:paragraph-rsid="00da3a9b"/>
    </style:style>
    <style:style style:name="P71" style:family="paragraph" style:parent-style-name="Standard">
      <style:text-properties officeooo:rsid="005cd75a" officeooo:paragraph-rsid="00dcaad8"/>
    </style:style>
    <style:style style:name="P72" style:family="paragraph" style:parent-style-name="Standard" style:list-style-name="L1">
      <style:paragraph-properties fo:break-before="page"/>
      <style:text-properties fo:font-size="11pt" officeooo:rsid="0009db59" officeooo:paragraph-rsid="0009db59" style:font-size-asian="11pt" style:font-size-complex="11pt"/>
    </style:style>
    <style:style style:name="P73" style:family="paragraph" style:parent-style-name="Standard">
      <style:paragraph-properties fo:break-before="page"/>
      <style:text-properties fo:font-weight="normal" officeooo:rsid="00b4fe10" officeooo:paragraph-rsid="00b7d473" style:font-weight-asian="normal" style:font-weight-complex="normal"/>
    </style:style>
    <style:style style:name="P74" style:family="paragraph" style:parent-style-name="Standard">
      <style:paragraph-properties fo:break-before="page"/>
      <style:text-properties fo:font-size="16pt" officeooo:rsid="0041fb6b" officeooo:paragraph-rsid="0041fb6b" style:font-size-asian="16pt" style:font-size-complex="16pt"/>
    </style:style>
    <style:style style:name="P75" style:family="paragraph" style:parent-style-name="Text_20_body">
      <style:paragraph-properties fo:line-height="100%"/>
      <style:text-properties fo:font-size="11pt" officeooo:rsid="0009db59" officeooo:paragraph-rsid="00bd9a3c" style:font-size-asian="11pt" style:font-size-complex="11pt"/>
    </style:style>
    <style:style style:name="P76" style:family="paragraph" style:parent-style-name="Text_20_body">
      <style:paragraph-properties fo:line-height="100%"/>
      <style:text-properties fo:font-size="11pt" officeooo:rsid="0009db59" officeooo:paragraph-rsid="00c444cc" style:font-size-asian="11pt" style:font-size-complex="11pt"/>
    </style:style>
    <style:style style:name="P77" style:family="paragraph" style:parent-style-name="Text_20_body">
      <style:paragraph-properties fo:line-height="100%"/>
      <style:text-properties fo:font-size="11pt" officeooo:rsid="0009db59" officeooo:paragraph-rsid="00c604d1" style:font-size-asian="11pt" style:font-size-complex="11pt"/>
    </style:style>
    <style:style style:name="P78" style:family="paragraph" style:parent-style-name="Text_20_body">
      <style:paragraph-properties fo:line-height="100%"/>
      <style:text-properties fo:font-size="11pt" officeooo:rsid="0009db59" officeooo:paragraph-rsid="00c626c9" style:font-size-asian="11pt" style:font-size-complex="11pt"/>
    </style:style>
    <style:style style:name="T1" style:family="text">
      <style:text-properties officeooo:rsid="001c85aa"/>
    </style:style>
    <style:style style:name="T2" style:family="text">
      <style:text-properties officeooo:rsid="001d1df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77b1c" style:font-weight-asian="bold" style:font-weight-complex="bold"/>
    </style:style>
    <style:style style:name="T5" style:family="text">
      <style:text-properties fo:font-weight="bold" officeooo:rsid="00172f68" style:font-weight-asian="bold" style:font-weight-complex="bold"/>
    </style:style>
    <style:style style:name="T6" style:family="text">
      <style:text-properties fo:font-weight="bold" officeooo:rsid="00114f80" style:font-weight-asian="bold" style:font-weight-complex="bold"/>
    </style:style>
    <style:style style:name="T7" style:family="text">
      <style:text-properties fo:font-weight="bold" officeooo:rsid="005eec67" style:font-weight-asian="bold" style:font-weight-complex="bold"/>
    </style:style>
    <style:style style:name="T8" style:family="text">
      <style:text-properties fo:font-weight="bold" officeooo:rsid="005fdbdd" style:font-weight-asian="bold" style:font-weight-complex="bold"/>
    </style:style>
    <style:style style:name="T9" style:family="text">
      <style:text-properties fo:font-weight="bold" officeooo:rsid="00682875" style:font-weight-asian="bold" style:font-weight-complex="bold"/>
    </style:style>
    <style:style style:name="T10" style:family="text">
      <style:text-properties fo:font-weight="bold" officeooo:rsid="007986e4" style:font-weight-asian="bold" style:font-weight-complex="bold"/>
    </style:style>
    <style:style style:name="T11" style:family="text">
      <style:text-properties fo:font-weight="bold" officeooo:rsid="00843b05" style:font-weight-asian="bold" style:font-weight-complex="bold"/>
    </style:style>
    <style:style style:name="T12" style:family="text">
      <style:text-properties fo:font-weight="bold" officeooo:rsid="008091ec" style:font-weight-asian="bold" style:font-weight-complex="bold"/>
    </style:style>
    <style:style style:name="T13" style:family="text">
      <style:text-properties fo:font-weight="bold" officeooo:rsid="00904170" style:font-weight-asian="bold" style:font-weight-complex="bold"/>
    </style:style>
    <style:style style:name="T14" style:family="text">
      <style:text-properties fo:font-weight="bold" officeooo:rsid="0095ee55" style:font-weight-asian="bold" style:font-weight-complex="bold"/>
    </style:style>
    <style:style style:name="T15" style:family="text">
      <style:text-properties fo:font-weight="bold" officeooo:rsid="00989d28" style:font-weight-asian="bold" style:font-weight-complex="bold"/>
    </style:style>
    <style:style style:name="T16" style:family="text">
      <style:text-properties fo:font-weight="bold" officeooo:rsid="00a3a208" style:font-weight-asian="bold" style:font-weight-complex="bold"/>
    </style:style>
    <style:style style:name="T17" style:family="text">
      <style:text-properties fo:font-weight="bold" officeooo:rsid="00a43319" style:font-weight-asian="bold" style:font-weight-complex="bold"/>
    </style:style>
    <style:style style:name="T18" style:family="text">
      <style:text-properties fo:font-weight="bold" officeooo:rsid="00bba449" style:font-weight-asian="bold" style:font-weight-complex="bold"/>
    </style:style>
    <style:style style:name="T19" style:family="text">
      <style:text-properties fo:font-weight="bold" fo:background-color="#ff8000" loext:char-shading-value="0" style:font-weight-asian="bold" style:font-weight-complex="bold"/>
    </style:style>
    <style:style style:name="T20" style:family="text">
      <style:text-properties fo:font-weight="bold" fo:background-color="#ffff00" loext:char-shading-value="0" style:font-weight-asian="bold" style:font-weight-complex="bold"/>
    </style:style>
    <style:style style:name="T21" style:family="text">
      <style:text-properties fo:font-weight="bold" fo:background-color="#ffbf00" loext:char-shading-value="0" style:font-weight-asian="bold" style:font-weight-complex="bold"/>
    </style:style>
    <style:style style:name="T22" style:family="text">
      <style:text-properties fo:font-weight="bold" fo:background-color="#ffbf00" loext:char-shading-value="0" style:font-weight-asian="bold" style:font-weight-complex="bold"/>
    </style:style>
    <style:style style:name="T23" style:family="text">
      <style:text-properties officeooo:rsid="00232487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5e4f3f" style:font-weight-asian="normal" style:font-weight-complex="normal"/>
    </style:style>
    <style:style style:name="T26" style:family="text">
      <style:text-properties fo:font-weight="normal" officeooo:rsid="007c165e" style:font-weight-asian="normal" style:font-weight-complex="normal"/>
    </style:style>
    <style:style style:name="T27" style:family="text">
      <style:text-properties fo:font-weight="normal" officeooo:rsid="008091ec" style:font-weight-asian="normal" style:font-weight-complex="normal"/>
    </style:style>
    <style:style style:name="T28" style:family="text">
      <style:text-properties fo:font-weight="normal" officeooo:rsid="00921a9f" style:font-weight-asian="normal" style:font-weight-complex="normal"/>
    </style:style>
    <style:style style:name="T29" style:family="text">
      <style:text-properties fo:font-weight="normal" officeooo:rsid="0092ad1c" style:font-weight-asian="normal" style:font-weight-complex="normal"/>
    </style:style>
    <style:style style:name="T30" style:family="text">
      <style:text-properties fo:font-weight="normal" officeooo:rsid="00934c97" style:font-weight-asian="normal" style:font-weight-complex="normal"/>
    </style:style>
    <style:style style:name="T31" style:family="text">
      <style:text-properties fo:font-weight="normal" officeooo:rsid="00a3a208" style:font-weight-asian="normal" style:font-weight-complex="normal"/>
    </style:style>
    <style:style style:name="T32" style:family="text">
      <style:text-properties fo:font-weight="normal" officeooo:rsid="00a43319" style:font-weight-asian="normal" style:font-weight-complex="normal"/>
    </style:style>
    <style:style style:name="T33" style:family="text">
      <style:text-properties fo:font-weight="normal" officeooo:rsid="00a914ed" style:font-weight-asian="normal" style:font-weight-complex="normal"/>
    </style:style>
    <style:style style:name="T34" style:family="text">
      <style:text-properties fo:font-weight="normal" officeooo:rsid="00acc93e" style:font-weight-asian="normal" style:font-weight-complex="normal"/>
    </style:style>
    <style:style style:name="T35" style:family="text">
      <style:text-properties fo:font-weight="normal" officeooo:rsid="00ae5edc" style:font-weight-asian="normal" style:font-weight-complex="normal"/>
    </style:style>
    <style:style style:name="T36" style:family="text">
      <style:text-properties fo:font-weight="normal" officeooo:rsid="00afecb1" style:font-weight-asian="normal" style:font-weight-complex="normal"/>
    </style:style>
    <style:style style:name="T37" style:family="text">
      <style:text-properties fo:font-weight="normal" officeooo:rsid="00b2001f" style:font-weight-asian="normal" style:font-weight-complex="normal"/>
    </style:style>
    <style:style style:name="T38" style:family="text">
      <style:text-properties fo:font-weight="normal" officeooo:rsid="00b3a4bc" style:font-weight-asian="normal" style:font-weight-complex="normal"/>
    </style:style>
    <style:style style:name="T39" style:family="text">
      <style:text-properties fo:font-weight="normal" officeooo:rsid="00b4ac5b" style:font-weight-asian="normal" style:font-weight-complex="normal"/>
    </style:style>
    <style:style style:name="T40" style:family="text">
      <style:text-properties fo:font-weight="normal" officeooo:rsid="00b4fe10" style:font-weight-asian="normal" style:font-weight-complex="normal"/>
    </style:style>
    <style:style style:name="T41" style:family="text">
      <style:text-properties fo:font-weight="normal" officeooo:rsid="00b7d473" style:font-weight-asian="normal" style:font-weight-complex="normal"/>
    </style:style>
    <style:style style:name="T42" style:family="text">
      <style:text-properties fo:font-weight="normal" officeooo:rsid="00d5ae86" style:font-weight-asian="normal" style:font-weight-complex="normal"/>
    </style:style>
    <style:style style:name="T43" style:family="text">
      <style:text-properties fo:font-weight="normal" officeooo:rsid="00da3a9b" style:font-weight-asian="normal" style:font-weight-complex="normal"/>
    </style:style>
    <style:style style:name="T44" style:family="text">
      <style:text-properties fo:font-weight="normal" officeooo:rsid="00db7d48" style:font-weight-asian="normal" style:font-weight-complex="normal"/>
    </style:style>
    <style:style style:name="T45" style:family="text">
      <style:text-properties fo:background-color="#ffff00" loext:char-shading-value="0"/>
    </style:style>
    <style:style style:name="T46" style:family="text">
      <style:text-properties fo:background-color="#ffff00" loext:char-shading-value="0"/>
    </style:style>
    <style:style style:name="T47" style:family="text">
      <style:text-properties officeooo:rsid="003bd058"/>
    </style:style>
    <style:style style:name="T48" style:family="text">
      <style:text-properties officeooo:rsid="0041fb6b"/>
    </style:style>
    <style:style style:name="T49" style:family="text">
      <style:text-properties fo:background-color="#ff8000" loext:char-shading-value="0"/>
    </style:style>
    <style:style style:name="T5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4" style:family="text">
      <style:text-properties fo:font-size="16pt" style:font-size-asian="16pt" style:font-size-complex="16pt"/>
    </style:style>
    <style:style style:name="T55" style:family="text">
      <style:text-properties fo:font-size="16pt" officeooo:rsid="000bbd15" style:font-size-asian="16pt" style:font-size-complex="16pt"/>
    </style:style>
    <style:style style:name="T56" style:family="text">
      <style:text-properties officeooo:rsid="005b0e32"/>
    </style:style>
    <style:style style:name="T57" style:family="text">
      <style:text-properties officeooo:rsid="005cd75a"/>
    </style:style>
    <style:style style:name="T58" style:family="text">
      <style:text-properties officeooo:rsid="0063e788"/>
    </style:style>
    <style:style style:name="T59" style:family="text">
      <style:text-properties officeooo:rsid="0068b4a3"/>
    </style:style>
    <style:style style:name="T60" style:family="text">
      <style:text-properties officeooo:rsid="00698e47"/>
    </style:style>
    <style:style style:name="T61" style:family="text">
      <style:text-properties officeooo:rsid="00703539"/>
    </style:style>
    <style:style style:name="T62" style:family="text">
      <style:text-properties officeooo:rsid="0070ecb5"/>
    </style:style>
    <style:style style:name="T63" style:family="text">
      <style:text-properties officeooo:rsid="007285a1"/>
    </style:style>
    <style:style style:name="T64" style:family="text">
      <style:text-properties officeooo:rsid="007c165e"/>
    </style:style>
    <style:style style:name="T65" style:family="text">
      <style:text-properties officeooo:rsid="008091ec"/>
    </style:style>
    <style:style style:name="T66" style:family="text">
      <style:text-properties officeooo:rsid="0085af5a"/>
    </style:style>
    <style:style style:name="T67" style:family="text">
      <style:text-properties officeooo:rsid="0085cbba"/>
    </style:style>
    <style:style style:name="T68" style:family="text">
      <style:text-properties officeooo:rsid="0086e2ea"/>
    </style:style>
    <style:style style:name="T69" style:family="text">
      <style:text-properties officeooo:rsid="008cae78"/>
    </style:style>
    <style:style style:name="T70" style:family="text">
      <style:text-properties officeooo:rsid="009a0882"/>
    </style:style>
    <style:style style:name="T71" style:family="text">
      <style:text-properties officeooo:rsid="009ad733"/>
    </style:style>
    <style:style style:name="T72" style:family="text">
      <style:text-properties fo:background-color="#ffbf00" loext:char-shading-value="0"/>
    </style:style>
    <style:style style:name="T73" style:family="text">
      <style:text-properties fo:background-color="#ffbf00" loext:char-shading-value="0"/>
    </style:style>
    <style:style style:name="T74" style:family="text">
      <style:text-properties officeooo:rsid="00c83adf"/>
    </style:style>
    <style:style style:name="T75" style:family="text">
      <style:text-properties officeooo:rsid="00ca28db"/>
    </style:style>
    <style:style style:name="T76" style:family="text">
      <style:text-properties officeooo:rsid="00a43319"/>
    </style:style>
    <style:style style:name="T77" style:family="text">
      <style:text-properties officeooo:rsid="00db7d48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top" style:vertical-rel="paragraph-content" style:horizontal-pos="center" style:horizontal-rel="paragraph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2">Explotación de la información</text:p>
      <text:p text:style-name="P32"/>
      <text:p text:style-name="P32">Práctica 1 - Tokenizador</text:p>
      <text:p text:style-name="P32">Cálculo de la complejidad temporal y espacial</text:p>
      <text:list xml:id="list295915680" text:style-name="L1">
        <text:list-item>
          <text:p text:style-name="P72">Cálculo de la complejidad temporal</text:p>
          <text:list>
            <text:list-item>
              <text:p text:style-name="P56">Casos especiales</text:p>
              <text:list>
                <text:list-item>
                  <text:p text:style-name="P57">URL</text:p>
                </text:list-item>
                <text:list-item>
                  <text:p text:style-name="P57">Email</text:p>
                </text:list-item>
                <text:list-item>
                  <text:p text:style-name="P57">Guion</text:p>
                </text:list-item>
                <text:list-item>
                  <text:p text:style-name="P58">Generico</text:p>
                </text:list-item>
                <text:list-item>
                  <text:p text:style-name="P57">Acronimo</text:p>
                </text:list-item>
                <text:list-item>
                  <text:p text:style-name="P57">Números</text:p>
                </text:list-item>
              </text:list>
            </text:list-item>
            <text:list-item>
              <text:p text:style-name="P56">Otros métodos usados en los casos especiales</text:p>
            </text:list-item>
          </text:list>
        </text:list-item>
        <text:list-item>
          <text:p text:style-name="P57">Cálculo de la complejidad espacial <text:span text:style-name="T23">al tokenizar los ficheros</text:span></text:p>
        </text:list-item>
      </text:list>
      <text:p text:style-name="P54">1.A Casos especiales</text:p>
      <text:p text:style-name="P26"><draw:frame draw:style-name="fr1" draw:name="Frame7" text:anchor-type="paragraph" svg:x="-0.295cm" svg:y="0.788cm" svg:width="17.26cm" draw:z-index="5"><draw:text-box fo:min-height="1.764cm"><text:p text:style-name="P44">Void Tokenizador::<text:span text:style-name="T45">URL</text:span>(char*&amp; p_izq, char*&amp; p_der) const {</text:p><text:p text:style-name="P44"><text:tab/><text:span text:style-name="T50">if (p_izq != p_der) {</text:span></text:p><text:p text:style-name="P44"><text:tab/><text:tab/>if (EsDelimiter(*p_der+1) || *(p_der+1) == '\0') { </text:p><text:p text:style-name="P44"><text:tab/><text:tab/><text:tab/><text:span text:style-name="T24">...</text:span></text:p><text:p text:style-name="P44"><text:tab/><text:tab/>} else if (EsURLIndicador(ObtenerString(p_izq, p_der))){</text:p><text:p text:style-name="P44"><text:tab/><text:tab/><text:tab/><text:span text:style-name="T50">while (*p_der != '\0' &amp;&amp; !EsURLDelimiter(p_der)) { ++p_der; }</text:span></text:p><text:p text:style-name="P44"><text:tab/><text:tab/>} </text:p><text:p text:style-name="P44"><text:tab/><text:span text:style-name="T3">} else {++p_der;}</text:span></text:p><text:p text:style-name="P44">}</text:p><text:p text:style-name="P45">Bool Tokenizador::<text:span text:style-name="T49">EsURLDelimiter</text:span>( char*&amp; p_caracter) const {</text:p><text:p text:style-name="P45"><text:tab/>return (*p_caracter == ' ') || </text:p><text:p text:style-name="P45"><text:tab/><text:tab/><text:span text:style-name="T53">(_delimiters.find(*p_caracter)</text:span> != std::string::npos</text:p><text:p text:style-name="P45"><text:tab/><text:tab/><text:tab/>&amp;&amp; <text:span text:style-name="T53">_URLdelimiters.find(*p_caracter) </text:span>== std::string::npos);</text:p><text:p text:style-name="P45">}</text:p><text:p text:style-name="P45">bool Tokenizador::<text:span text:style-name="T49">EsURLIndicador</text:span>(const std::string&amp; p_indicador) const {</text:p><text:p text:style-name="P45"><text:tab/>retur<text:span text:style-name="T52">n (</text:span><text:span text:style-name="T53">_URLindc.find(p_indicador) </text:span>!= std::string::npos);</text:p><text:p text:style-name="P45">}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6"/>
      <text:p text:style-name="P26"/>
      <text:p text:style-name="P8"><text:span text:style-name="T3">N</text:span> = <text:span text:style-name="T57">caracteres que forman el subtring que está tratando</text:span></text:p>
      <text:p text:style-name="P29">L <text:span text:style-name="T24">= longitud del string a buscar el carácter</text:span></text:p>
      <text:p text:style-name="P59"/>
      <text:p text:style-name="P30">→ <text:span text:style-name="T58">EsURLDelimiter</text:span>() <text:span text:style-name="T59">y EsURLIndicador</text:span></text:p>
      <text:p text:style-name="P8"><text:span text:style-name="T3">O(</text:span><text:span text:style-name="T9">L</text:span><text:span text:style-name="T3">)</text:span> =&gt; <text:span text:style-name="T69">L + 1<text:tab/><text:tab/><text:tab/>// La documentación find(), tiene complejidad lineal</text:span></text:p>
      <text:p text:style-name="P8"/>
      <text:p text:style-name="P31">→<text:span text:style-name="T60"> URL()</text:span></text:p>
      <text:p text:style-name="P14"><text:span text:style-name="T3">Ω(</text:span><text:span text:style-name="T7">1</text:span><text:span text:style-name="T3">)</text:span> =&gt; <text:span text:style-name="T24"><text:s/></text:span><text:span text:style-name="T63">no se cumple el primer if(), por tanto no itera en el while()</text:span></text:p>
      <text:p text:style-name="P9"><text:span text:style-name="T3">O(</text:span><text:span text:style-name="T8">N</text:span><text:span text:style-name="T3">) </text:span><text:span text:style-name="T10">=&gt; </text:span><text:span text:style-name="T13">N*L<text:tab/><text:tab/><text:tab/>// </text:span><text:span text:style-name="T28">Llama</text:span><text:span text:style-name="T30">da</text:span><text:span text:style-name="T28"> a esURLDelimiter</text:span><text:span text:style-name="T29">()</text:span><text:span text:style-name="T28"> en cada iteración</text:span></text:p>
      <text:p text:style-name="P60"/>
      <text:p text:style-name="P26"><draw:frame draw:style-name="fr1" draw:name="Frame8" text:anchor-type="paragraph" svg:x="-0.249cm" svg:y="0.332cm" svg:width="17.26cm" draw:z-index="6"><draw:text-box fo:min-height="1.764cm"><text:p text:style-name="P45">Void Tokenizador::<text:span text:style-name="T45">MAIL</text:span>(char*&amp; p_izq, char*&amp; p_der) const {</text:p><text:p text:style-name="P45"><text:tab/><text:span text:style-name="T50">if (p_izq != p_der){</text:span></text:p><text:p text:style-name="P45"><text:tab/><text:tab/><text:span text:style-name="T50">while (!parar &amp;&amp; *p_der != ' ' &amp;&amp; *p_der != '\0') {</text:span></text:p><text:p text:style-name="P45"><text:tab/><text:tab/><text:tab/>if (*p_der != '@' || !<text:span text:style-name="T3">EsDelimiter</text:span>('@')) {</text:p><text:p text:style-name="P45"><text:tab/><text:tab/><text:tab/><text:tab/>++p_der;</text:p><text:p text:style-name="P45"><text:tab/><text:tab/><text:tab/>} else { parar = true; }</text:p><text:p text:style-name="P45"><text:tab/><text:tab/>}</text:p><text:p text:style-name="P45"><text:tab/>}</text:p><text:p text:style-name="P45"><text:tab/><text:span text:style-name="T3">else if (p_izq == p_der &amp;&amp; !EsDelimiter('@')) {</text:span></text:p><text:p text:style-name="P45"><text:tab/><text:tab/><text:span text:style-name="T50">while (*p_der != ' ' &amp;&amp; *p_der != '\0')</text:span><text:span text:style-name="T51"> </text:span>{ ++p_der; }</text:p><text:p text:style-name="P45"><text:tab/><text:span text:style-name="T24">} else { ... }</text:span></text:p><text:p text:style-name="P45">}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0"><text:span text:style-name="T3">Ω(</text:span><text:span text:style-name="T7">1</text:span><text:span text:style-name="T3">)</text:span> =&gt; <text:span text:style-name="T64">no se cumple las condiciones de los if, por tanto no llega a un bucle</text:span></text:p>
      <text:p text:style-name="P10"><text:soft-page-break/><text:span text:style-name="T3">O(</text:span><text:span text:style-name="T8">N</text:span><text:span text:style-name="T3">) </text:span><text:span text:style-name="T10">=&gt; </text:span><text:span text:style-name="T18">N+1</text:span><text:span text:style-name="T26">itera el string en el primer while()</text:span></text:p>
      <text:p text:style-name="P61"/>
      <text:p text:style-name="P26"><draw:frame draw:style-name="fr2" draw:name="Frame9" text:anchor-type="paragraph" svg:x="-0.049cm" svg:y="0.125cm" svg:width="17.214cm" draw:z-index="7"><draw:text-box fo:min-height="8.782cm"><text:p text:style-name="P43">Void Tokenizador::<text:span text:style-name="T45">Guion</text:span>(char*&amp; p_izq, char*&amp; p_der) const {</text:p><text:p text:style-name="P43"><text:tab/>if (!EsDelimiter('-')) {<text:span text:style-name="T3">GuionAux1</text:span>(p_izq, p_der); }</text:p><text:p text:style-name="P43"><text:tab/>else <text:span text:style-name="T3">GuionAux2</text:span>(p_izq, p_der);</text:p><text:p text:style-name="P43">}</text:p><text:p text:style-name="P43">void Tokenizador::<text:span text:style-name="T49">GuionAux1</text:span>(char* &amp;p_izq, char* &amp;p_der) const {</text:p><text:p text:style-name="P43"><text:tab/>...</text:p><text:p text:style-name="P43"><text:tab/><text:span text:style-name="T3">while (!EsDelimiter(*p_der) &amp;&amp; *p_der != '\0')</text:span> { ++p_der;}</text:p><text:p text:style-name="P43">}</text:p><text:p text:style-name="P43">void Tokenizador::<text:span text:style-name="T49">GuionAux2</text:span>(char* &amp;p_izq, char* &amp;p_der) const {</text:p><text:p text:style-name="P43"><text:tab/>if (EsDelimiter(*(p_der-1)) || EsDelimiter(*(p_der+1))) {</text:p><text:p text:style-name="P43"><text:tab/><text:tab/>...</text:p><text:p text:style-name="P43"><text:tab/>} else {</text:p><text:p text:style-name="P43"><text:tab/><text:tab/><text:span text:style-name="T3">while (!parar &amp;&amp; *p_der != ' ' &amp;&amp; *p_der != '\0') {</text:span></text:p><text:p text:style-name="P47"><text:tab/><text:tab/><text:tab/>if ((EsDelimiter(*(p_der-1)) ||EsDelimiter(*(p_der+1)))) {...} </text:p><text:p text:style-name="P47"><text:tab/><text:tab/><text:tab/>else if (*p_der != '-' &amp;&amp; EsDelimiter(*p_der)) { parar = true;} </text:p><text:p text:style-name="P47"><text:tab/><text:tab/><text:tab/>else { ++p_der; }</text:p><text:p text:style-name="P43"><text:tab/><text:tab/>}</text:p><text:p text:style-name="P43"><text:tab/>}</text:p><text:p text:style-name="P43">}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"><text:span text:style-name="T3">N</text:span> = <text:span text:style-name="T57">caracteres que forman el subtring que está tratando</text:span></text:p>
      <text:p text:style-name="P7"/>
      <text:p text:style-name="P62">→ GuionAux1()</text:p>
      <text:p text:style-name="P12"><text:span text:style-name="T3">O(N)</text:span> = <text:span text:style-name="T68">N*L <text:tab/><text:tab/><text:tab/>// En cada iteración del while() llama a EsDelimiter()</text:span></text:p>
      <text:p text:style-name="P12"/>
      <text:p text:style-name="P37"><text:span text:style-name="T24">→ GuionAux</text:span><text:span text:style-name="T25">2</text:span><text:span text:style-name="T24">()</text:span></text:p>
      <text:p text:style-name="P7"><text:span text:style-name="T3">Ω(</text:span><text:span text:style-name="T7">1</text:span><text:span text:style-name="T3">)</text:span> = <text:span text:style-name="T67">1</text:span> <text:tab/><text:tab/><text:tab/>//<text:span text:style-name="T66">no se cumple el if() por tanto no entra while()</text:span></text:p>
      <text:p text:style-name="P13"><text:span text:style-name="T3">O(</text:span><text:span text:style-name="T8">N</text:span><text:span text:style-name="T3">) </text:span><text:span text:style-name="T11">= </text:span><text:span text:style-name="T24"><text:s/></text:span><text:span text:style-name="T27">1 + 1*(N+1+N)<text:tab/>//Sumo N por la llamada al metodo EsDelimiter()</text:span></text:p>
      <text:p text:style-name="P64"/>
      <text:p text:style-name="P13"><text:span text:style-name="T27">→</text:span><text:span text:style-name="T31"> Guion()</text:span></text:p>
      <text:p text:style-name="P16"><text:span text:style-name="T16">Ω(</text:span><text:span text:style-name="T7">1</text:span><text:span text:style-name="T16">)</text:span><text:span text:style-name="T31"> = </text:span><text:span text:style-name="T17">N</text:span><text:span text:style-name="T32"> + </text:span><text:span text:style-name="T33">1</text:span></text:p>
      <text:p text:style-name="P40"><text:span text:style-name="T3">O(N)</text:span><text:span text:style-name="T24"> = </text:span><text:span text:style-name="T3">N</text:span><text:span text:style-name="T24"> + </text:span><text:span text:style-name="T32">(</text:span><text:span text:style-name="T27">1 + 1*(N+1+N)</text:span><text:span text:style-name="T32">)</text:span></text:p>
      <text:p text:style-name="P7"/>
      <text:p text:style-name="P7"><draw:frame draw:style-name="fr2" draw:name="Frame10" text:anchor-type="paragraph" svg:x="-0.201cm" svg:y="0.22cm" svg:width="17.351cm" draw:z-index="8"><draw:text-box fo:min-height="3.874cm"><text:p text:style-name="P43">void</text:p><text:p text:style-name="P43">Tokenizador::<text:span text:style-name="T45">Generico</text:span>(char*&amp; p_der) const {</text:p><text:p text:style-name="P43"><text:tab/>...</text:p><text:p text:style-name="P43"><text:tab/><text:span text:style-name="T3">while (!parar) {</text:span></text:p><text:p text:style-name="P43"><text:tab/><text:tab/>// <text:span text:style-name="T4">IF: encuentra en caso especial THEN tokenizar especial</text:span></text:p><text:p text:style-name="P43"><text:tab/><text:tab/>// <text:span text:style-name="T3">ELSE</text:span>: seguir iterando</text:p><text:p text:style-name="P43"><text:tab/>}</text:p><text:p text:style-name="P43">}</text:p></draw:text-box></draw:frame></text:p>
      <text:p text:style-name="P6"><text:span text:style-name="T3">N</text:span> = <text:span text:style-name="T56">length del string que se está tokenizando</text:span></text:p>
      <text:p text:style-name="P39">X = complejidad del caso especial a ejecutar</text:p>
      <text:p text:style-name="P39"><text:soft-page-break/></text:p>
      <text:p text:style-name="P6"><text:span text:style-name="T3">Ω(</text:span><text:span text:style-name="T15">N</text:span><text:span text:style-name="T3">)</text:span> =&gt; <text:span text:style-name="T70">N+1 <text:tab/><text:tab/>// Itera el string hasta encontrar un carácter que lo delimite</text:span></text:p>
      <text:p text:style-name="P6"><draw:frame draw:style-name="fr2" draw:name="Frame6" text:anchor-type="paragraph" svg:x="-0.074cm" svg:y="1.131cm" svg:width="17.073cm" draw:z-index="9"><draw:text-box fo:min-height="11.873cm"><text:p text:style-name="P48">void Tokenizador::<text:span text:style-name="T20">Acronimo</text:span>(char*&amp; p_izq, char*&amp; p_der) const {</text:p><text:p text:style-name="P48"><text:tab/><text:span text:style-name="T3">if (p_izq != p_der) {</text:span></text:p><text:p text:style-name="P48"><text:tab/><text:tab/>if (EsDelimiter('.')) <text:span text:style-name="T3">AcronimoAux1</text:span>(p_izq, p_der);</text:p><text:p text:style-name="P48"><text:tab/><text:tab/>else <text:span text:style-name="T3">AcronimoAux2</text:span>(p_izq, p_der);</text:p><text:p text:style-name="P48"><text:tab/>} </text:p><text:p text:style-name="P48">}</text:p><text:p text:style-name="P43">Void Tokenizador::<text:span text:style-name="T19">AcronimoAux1</text:span>(char* &amp;p_izq, char*&amp; p_der) const {</text:p><text:p text:style-name="P43"><text:tab/><text:span text:style-name="T3">if (EsDelimiter(*(p_der+1)) || EsDelimiter(*(p_der-1))) {</text:span></text:p><text:p text:style-name="P43"><text:tab/><text:tab/>...</text:p><text:p text:style-name="P43"><text:tab/>} else {</text:p><text:p text:style-name="P43"><text:tab/><text:tab/><text:span text:style-name="T3">while (!parar &amp;&amp; *p_der != '\0') {</text:span></text:p><text:p text:style-name="P49"><text:tab/><text:tab/><text:tab/>parar <text:s/>= ((*p_der == '.' &amp;&amp; <text:span text:style-name="T3">EsAcronimoDel</text:span>(p_der+1))) || *p_der == ' ';</text:p><text:p text:style-name="P43"><text:tab/><text:tab/><text:tab/>++p_der;</text:p><text:p text:style-name="P43"><text:tab/><text:tab/>}</text:p><text:p text:style-name="P43"><text:tab/>}</text:p><text:p text:style-name="P43">}</text:p><text:p text:style-name="P43">void Tokenizador::<text:span text:style-name="T19">AcronimoAux2</text:span>(char* &amp;p_izq, char*&amp; p_der) const {</text:p><text:p text:style-name="P43"><text:tab/><text:span text:style-name="T3">if (EsDelimiter(*(p_der-1)) || EsDelimiter(*(p_der+1))) {</text:span></text:p><text:p text:style-name="P43"><text:tab/><text:tab/>...</text:p><text:p text:style-name="P43"><text:tab/>} else {</text:p><text:p text:style-name="P43"><text:tab/><text:tab/><text:span text:style-name="T3">while (!parar &amp;&amp; *p_der != '\0') {</text:span></text:p><text:p text:style-name="P49"><text:tab/><text:tab/><text:tab/>parar <text:s/>= ((*p_der == '.' &amp;&amp; <text:span text:style-name="T3">EsDelimiter</text:span>(*(p_der+1)))) || *p_der == ' ';</text:p><text:p text:style-name="P43"><text:tab/><text:tab/><text:tab/>++p_der;</text:p><text:p text:style-name="P43"><text:tab/><text:tab/>}</text:p><text:p text:style-name="P43"><text:tab/>}</text:p><text:p text:style-name="P43">}</text:p><text:p text:style-name="P43"/></draw:text-box></draw:frame><text:span text:style-name="T3">O(</text:span><text:span text:style-name="T14">N</text:span><text:span text:style-name="T3">)</text:span> =&gt; <text:span text:style-name="T71">N+1 + X <text:tab/>//Dependerá del caso especial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pan text:style-name="T3">N</text:span> = <text:span text:style-name="T57">caracteres que forman el subtring que está tratando</text:span></text:p>
      <text:p text:style-name="P17"/>
      <text:p text:style-name="P71"><text:span text:style-name="T24">→ </text:span><text:span text:style-name="T34">Acronimo</text:span><text:span text:style-name="T24">Aux1() y </text:span><text:span text:style-name="T37">Acronimo</text:span><text:span text:style-name="T24">Aux</text:span><text:span text:style-name="T25">2</text:span><text:span text:style-name="T24">()</text:span></text:p>
      <text:p text:style-name="P18"><text:span text:style-name="T3">Ω(</text:span><text:span text:style-name="T7">1</text:span><text:span text:style-name="T3">)</text:span> = <text:span text:style-name="T67">1</text:span> <text:tab/><text:tab/><text:tab/>//<text:span text:style-name="T66">no se cumple el if() por tanto no entra while()</text:span></text:p>
      <text:p text:style-name="P18"><text:span text:style-name="T3">O(</text:span><text:span text:style-name="T8">N</text:span><text:span text:style-name="T3">) </text:span><text:span text:style-name="T11">= </text:span><text:span text:style-name="T24"><text:s/></text:span><text:span text:style-name="T41">(</text:span><text:span text:style-name="T35">N</text:span><text:span text:style-name="T41">+1)</text:span><text:span text:style-name="T35">*L<text:tab/><text:tab/><text:tab/>//N caracteres a recorrer * L </text:span><text:span text:style-name="T36">al llamar</text:span><text:span text:style-name="T35"> EsAcronimoDel()</text:span></text:p>
      <text:p text:style-name="P65"/>
      <text:p text:style-name="P17"><text:span text:style-name="T27">→</text:span><text:span text:style-name="T31"> </text:span><text:span text:style-name="T38">Acronimo</text:span><text:span text:style-name="T31">()</text:span></text:p>
      <text:p text:style-name="P17"><text:span text:style-name="T16">Ω(</text:span><text:span text:style-name="T7">1</text:span><text:span text:style-name="T16">)</text:span><text:span text:style-name="T31"> = </text:span><text:span text:style-name="T39">1<text:tab/><text:tab/></text:span></text:p>
      <text:p text:style-name="P41"><text:span text:style-name="T3">O(N)</text:span><text:span text:style-name="T24"> = </text:span><text:span text:style-name="T32"><text:s/></text:span><text:span text:style-name="T41">(</text:span><text:span text:style-name="T35">N</text:span><text:span text:style-name="T41">+1)</text:span><text:span text:style-name="T35">*L </text:span><text:span text:style-name="T40">+ 1</text:span></text:p>
      <text:p text:style-name="P73"><draw:frame draw:style-name="fr3" draw:name="Frame11" text:anchor-type="paragraph" svg:width="16.536cm" draw:z-index="10"><draw:text-box fo:min-height="9.68cm"><text:p text:style-name="P75">void Tokenizador::<text:span text:style-name="T46">Decimal</text:span>(char*&amp; p_izq, char*&amp; p_der) const {</text:p><text:p text:style-name="P75"><text:tab/><text:span text:style-name="T3">if <text:s/>(p_izq == p_der) { DecimalAux2(p_izq, p_der); }</text:span></text:p><text:p text:style-name="P75"><text:tab/>else <text:s/>{ <text:span text:style-name="T3">DecimalAux1</text:span>(p_izq, p_der); }</text:p><text:p text:style-name="P75">}</text:p><text:p text:style-name="P75">void Tokenizador::<text:span text:style-name="T73">DecimalAux1</text:span>(char*&amp; p_izq, char*&amp; p_der) const {</text:p><text:p text:style-name="P75"><text:tab/><text:span text:style-name="T3">while(*p_der != '\0' &amp;&amp; *p_der != ' ' &amp;&amp; !parar) {</text:span></text:p><text:p text:style-name="P75"><text:tab/><text:tab/>if (c == '.' || c == ',') {</text:p><text:p text:style-name="P76"><text:tab/><text:tab/><text:tab/>if (*(p_der+1) == ' ') {...} </text:p><text:p text:style-name="P76"><text:tab/><text:tab/><text:tab/><text:span text:style-name="T3">else if (!isdigit(*(p_der+1))){ </text:span><text:span text:style-name="T22">Acronimo</text:span><text:span text:style-name="T3">(p_izq, p_der); } </text:span></text:p><text:p text:style-name="P77"><text:tab/><text:tab/><text:tab/>else { parar = false; ++p_der; }</text:p><text:p text:style-name="P75"><text:tab/><text:tab/>} else if (*p_der == 'E' &amp;&amp; EsDelimiter(',')) {...} </text:p><text:p text:style-name="P78"><text:tab/><text:tab/>else if (EsDelimiter(*p_der))<text:span text:style-name="T74">{...}</text:span></text:p><text:p text:style-name="P75"><text:tab/><text:tab/>else { parar = false; ++p_der; }</text:p><text:p text:style-name="P75"><text:tab/>}</text:p><text:p text:style-name="P75">}</text:p></draw:text-box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9"><text:span text:style-name="T3">N</text:span> = <text:span text:style-name="T57">caracteres que forman el subtring que está tratando</text:span></text:p>
      <text:p text:style-name="P69"/>
      <text:p text:style-name="P70"><text:span text:style-name="T24">→</text:span><text:span text:style-name="T42">Decimal</text:span><text:span text:style-name="T24">Aux1() </text:span><text:span text:style-name="T43">y </text:span><text:span text:style-name="T42">Decimal</text:span><text:span text:style-name="T24">Aux</text:span><text:span text:style-name="T25">2</text:span><text:span text:style-name="T24">()</text:span></text:p>
      <text:p text:style-name="P69"><text:span text:style-name="T3">Ω(</text:span><text:span text:style-name="T7">1</text:span><text:span text:style-name="T3">)</text:span> = <text:span text:style-name="T77">N</text:span> <text:tab/><text:tab/><text:tab/></text:p>
      <text:p text:style-name="P69"><text:span text:style-name="T12">O(</text:span><text:span text:style-name="T8">N</text:span><text:span text:style-name="T12">) </text:span><text:span text:style-name="T11">= </text:span><text:span text:style-name="T27"><text:s/></text:span><text:span text:style-name="T44">N*</text:span><text:span text:style-name="T35">N</text:span></text:p>
      <text:p text:style-name="P69"><text:span text:style-name="T27">→</text:span><text:span text:style-name="T31"> </text:span><text:span text:style-name="T42">Decimal</text:span><text:span text:style-name="T31">()</text:span></text:p>
      <text:p text:style-name="P67"><text:span text:style-name="T3">O(N)</text:span> = <text:s/>N*N</text:p>
      <text:p text:style-name="P55"><text:span text:style-name="T54">1.B </text:span><text:span text:style-name="T55">Otros métodos usados en los casos especiales</text:span></text:p>
      <text:p text:style-name="P27"><draw:frame draw:style-name="fr1" draw:name="Frame1" text:anchor-type="paragraph" svg:x="-0.213cm" svg:y="0.36cm" svg:width="17.26cm" draw:z-index="0"><draw:text-box fo:min-height="1.764cm"><text:p text:style-name="P50">Bool Tokenizador::<text:span text:style-name="T45">EsDelimiter</text:span>(const char&amp; p_d) const{</text:p><text:p text:style-name="P51"><text:tab/>if (_delimitersLength &gt; 0) {</text:p><text:p text:style-name="P52"><text:tab/><text:tab/><text:span text:style-name="T3">for (</text:span><text:span text:style-name="T6">0...N-1</text:span><text:span text:style-name="T3">) { </text:span></text:p><text:p text:style-name="P52"><text:span text:style-name="T3"><text:tab/><text:tab/><text:tab/>...</text:span><text:tab/></text:p><text:p text:style-name="P51"><text:tab/><text:tab/>}</text:p><text:p text:style-name="P51"><text:tab/>}</text:p><text:p text:style-name="P46">}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3">N</text:span> = _delimiters.length()</text:p>
      <text:p text:style-name="P4"><text:span text:style-name="T3">Ω(1)</text:span> =&gt; No se cumple el if() o al entrar al bucle lo encuentra en la primera posición</text:p>
      <text:p text:style-name="P11"><text:span text:style-name="T3">O(N)</text:span> =&gt; <text:span text:style-name="T65">1 + 1*(N+1)</text:span></text:p>
      <text:p text:style-name="P4"/>
      <text:p text:style-name="P4"><draw:frame draw:style-name="fr1" draw:name="Frame3" text:anchor-type="paragraph" svg:x="-0.254cm" svg:y="0.199cm" svg:width="17.26cm" draw:z-index="2"><draw:text-box fo:min-height="1.764cm"><text:p text:style-name="P43">const char* tr ="aaaaaaNNeeeeiiiiNñoooooNNuuuuNNNaaaaaaNNeeeeiiiiNñoooooNNuuuuNNN";</text:p><text:p text:style-name="P43">void Tokenizador::<text:span text:style-name="T45">EliminarMinusAcentos</text:span> (std::string&amp; s) const {</text:p><text:p text:style-name="P43"><text:tab/>unsigned char a;</text:p><text:p text:style-name="P43"><text:tab/>char* c = &amp;s.at(0);</text:p><text:p text:style-name="P43"><text:tab/><text:span text:style-name="T3">for (</text:span><text:span text:style-name="T5">0...N-1</text:span><text:span text:style-name="T3">) {...</text:span>}</text:p><text:p text:style-name="P43">}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3">N</text:span> = s.length()</text:p>
      <text:p text:style-name="P5"><text:span text:style-name="T3">f(EliminarMinusAcentos)</text:span> = <text:span text:style-name="T65">1 + 1*(N+1)</text:span></text:p>
      <text:p text:style-name="P5"/>
      <text:p text:style-name="P5"><draw:frame draw:style-name="fr1" draw:name="Frame2" text:anchor-type="paragraph" svg:x="-0.212cm" svg:y="0.374cm" svg:width="17.26cm" draw:z-index="1"><draw:text-box fo:min-height="1.764cm"><text:p text:style-name="P43">std::string Tokenizador::<text:span text:style-name="T45">ObtenerString</text:span>(const char* p_i, const char* p_f) const {</text:p><text:p text:style-name="P43"><text:tab/>std::string s_out;</text:p><text:p text:style-name="P43"><text:tab/>if (p_i != p_f) { s_out.<text:span text:style-name="T72">assign</text:span>(p_i, (p_f – p_i)); }</text:p><text:p text:style-name="P53"><text:tab/>else { s_out.assign(p_i, 1); }</text:p><text:p text:style-name="P43"><text:tab/>return s_out;</text:p><text:p text:style-name="P43">}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68"/>
      <text:p text:style-name="P5"><text:span text:style-name="T3">N</text:span> = (p_f – p_i) La resta de las posiciones de memoria final - inicial</text:p>
      <text:p text:style-name="P42"><text:span text:style-name="T3">f(string&amp; assign const string&amp; str)</text:span> = N<text:tab/><text:tab/>// Complejidad dada por la documentación</text:p>
      <text:p text:style-name="P4"><text:span text:style-name="T3">f(ObtenerString)</text:span> <text:tab/><text:tab/><text:tab/>= <text:s/>N + 1<text:tab/>// +1 por el if() y el retún</text:p>
      <text:p text:style-name="P74">2. Cálculo de la complejidad espacial al tokenizar los ficheros</text:p>
      <text:p text:style-name="P20"/>
      <text:p text:style-name="P20"><draw:frame draw:style-name="fr1" draw:name="Frame4" text:anchor-type="paragraph" svg:x="0.034cm" svg:y="0.319cm" svg:width="17.26cm" draw:z-index="3"><draw:text-box fo:min-height="1.764cm"><text:p text:style-name="P33">Bool Tokenizador::<text:span text:style-name="T45">TokenizarListaFicheros</text:span>(const std::string&amp; p_in) <text:s/>const {</text:p><text:p text:style-name="P33"><text:s text:c="4"/>… // <text:span text:style-name="T47">Por cada ruta de fichero</text:span></text:p><text:p text:style-name="P33"><text:s text:c="4"/><text:span text:style-name="T3">while ((read = getline(&amp;line, &amp;len, fp)) != -1)</text:span> {</text:p><text:p text:style-name="P33"><text:s text:c="7"/>Tokenizar(<text:span text:style-name="T48">line</text:span>, <text:span text:style-name="T48">line+”.tk”</text:span>);</text:p><text:p text:style-name="P33"><text:s text:c="4"/>}</text:p><text:p text:style-name="P33"><text:s text:c="5"/>...</text:p><text:p text:style-name="P33">}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8"/>
      <text:p text:style-name="P21">L<text:span text:style-name="T1">ruta</text:span> <text:tab/><text:tab/>= line.length() <text:span text:style-name="T62">B</text:span> // Tras leer una linea de la lista de ficheros</text:p>
      <text:p text:style-name="P22">Lout <text:tab/><text:tab/>= L<text:span text:style-name="T1">ruta</text:span> + “.tk”<text:span text:style-name="T61">B</text:span></text:p>
      <text:p text:style-name="P22">Lin <text:tab/><text:tab/>= L<text:span text:style-name="T1">ruta B</text:span></text:p>
      <text:p text:style-name="P22"><text:span text:style-name="T3">Memoria</text:span> <text:tab/>= (L<text:span text:style-name="T1">ruta</text:span> + Lout + Lin) = Lfichero * 3</text:p>
      <text:p text:style-name="P20"/>
      <text:p text:style-name="P20"><draw:frame draw:style-name="fr1" draw:name="Frame5" text:anchor-type="paragraph" svg:x="-0.067cm" svg:y="0.178cm" svg:width="17.433cm" draw:z-index="4"><draw:text-box fo:min-height="8.336cm"><text:p text:style-name="P33">Bool Tokenizador::<text:span text:style-name="T45">Tokenizar</text:span> (std::string&amp; p_fin, std::string&amp; p_fout) const {</text:p><text:p text:style-name="P33"><text:s text:c="4"/>char* f = (char *) mmap (0, size, PROT_READ, MAP_PRIVATE, fd, 0);</text:p><text:p text:style-name="P33"><text:s text:c="4"/>std::ofstream out(p_fout);</text:p><text:p text:style-name="P33"><text:s text:c="4"/>char p = '\n';</text:p><text:p text:style-name="P33"><text:s text:c="4"/><text:span text:style-name="T3">for (int i = 0; i &lt; size; ++i) {</text:span></text:p><text:p text:style-name="P33"><text:s text:c="4"/><text:tab/>char* pendline = f+i;</text:p><text:p text:style-name="P35"><text:s text:c="4"/><text:tab/>while (*pendline != '\n') {</text:p><text:p text:style-name="P35"><text:s text:c="4"/><text:tab/><text:tab/>++pendline;<text:tab/></text:p><text:p text:style-name="P35"><text:s text:c="4"/><text:tab/>}</text:p><text:p text:style-name="P33"><text:s text:c="4"/><text:tab/>std::string Stokenizar = ObtenerString(f+i, pendline+1);</text:p><text:p text:style-name="P34"><text:s/><text:tab/><text:span text:style-name="T3">TokenizarEspecial( Stokenizar, tokens );</text:span></text:p><text:p text:style-name="P33"><text:tab/><text:span text:style-name="T24">for (std::string s : tokens)</text:span> {</text:p><text:p text:style-name="P33"><text:tab/><text:tab/>out.write(buffer, s.size());</text:p><text:p text:style-name="P33"><text:tab/>}</text:p><text:p text:style-name="P33"><text:s text:c="4"/><text:tab/>i += pendline - (f+i);</text:p><text:p text:style-name="P33"><text:s text:c="4"/>}</text:p><text:p text:style-name="P33"><text:tab/>...</text:p><text:p text:style-name="P33">}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L<text:span text:style-name="T2">fichero <text:tab/>= KB del fichero (se guarda en ram)</text:span></text:p>
      <text:p text:style-name="P25">Ltokens <text:tab/>= token[i].length de cada token</text:p>
      <text:p text:style-name="P23"><text:span text:style-name="T3">Memoria</text:span> <text:tab/><text:span text:style-name="T2">= LficheroKB + Ltokens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8</text:page-number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2:15:08.343993370</meta:creation-date>
    <meta:generator>LibreOffice/6.2.0.3$Linux_X86_64 LibreOffice_project/20$Build-3</meta:generator>
    <dc:date>2019-03-13T00:22:59.628617137</dc:date>
    <meta:editing-duration>PT6H46M25S</meta:editing-duration>
    <meta:editing-cycles>191</meta:editing-cycles>
    <meta:document-statistic meta:table-count="0" meta:image-count="0" meta:object-count="0" meta:page-count="8" meta:paragraph-count="208" meta:word-count="1067" meta:character-count="6729" meta:non-whitespace-character-count="5583"/>
  </office:meta>
</office:document-meta>
</file>